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27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4.5cm"/>
    </style:style>
    <style:style style:name="Table1.D" style:family="table-column">
      <style:table-column-properties style:column-width="3.5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8.768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E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4.092cm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ff0000"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font-size="12pt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2272f" fo:font-size="11.5pt" fo:background-color="transparent" loext:char-shading-value="0" style:font-size-asian="11.5pt" style:font-size-complex="11.5pt"/>
    </style:style>
    <style:style style:name="T4" style:family="text">
      <style:text-properties fo:color="#ff0000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font-size="11pt" fo:font-style="italic" style:font-size-asian="11pt" style:font-style-asian="italic" style:font-size-complex="11pt"/>
    </style:style>
    <style:style style:name="T7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 диссертационный совет ___ШИФР_СОВЕТА___</text:p>
      <text:p text:style-name="P3">федеральное государственное автономное образовательное учреждение </text:p>
      <text:p text:style-name="P3">высшего образования «Российский университет дружбы народов имени Патриса Лумумбы»</text:p>
      <text:p text:style-name="P6"/>
      <text:p text:style-name="P6">СВЕДЕНИЯ ОБ ОФИЦИАЛЬНОМ ОППОНЕНТЕ </text:p>
      <text:p text:style-name="P9"><text:span text:style-name="T2">по диссертации ___ФИО_в_родительном_падеже___ <text:s/>«___Тема_диссертации___»,</text:span><text:span text:style-name="T1"> специальность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Фамилия, Имя,</text:p>
            <text:p text:style-name="P9">Отчество</text:p>
          </table:table-cell>
          <table:table-cell table:style-name="Table1.A1" office:value-type="string">
            <text:p text:style-name="P9">Год рождения</text:p>
          </table:table-cell>
          <table:table-cell table:style-name="Table1.A1" office:value-type="string">
            <text:p text:style-name="P9">Основное место работы, должность</text:p>
          </table:table-cell>
          <table:table-cell table:style-name="Table1.A1" office:value-type="string">
            <text:p text:style-name="P9">Ученая степень,<text:line-break/> звание</text:p>
          </table:table-cell>
          <table:table-cell table:style-name="Table1.E1" office:value-type="string">
            <text:p text:style-name="P9">Специальность, по которой была защищена диссертация</text:p>
          </table:table-cell>
          <table:table-cell table:style-name="Table1.F1" office:value-type="string">
            <text:p text:style-name="P9">Основные работы <text:span text:style-name="T3">в </text:span>рецензируемых научных изданиях за последние 5 лет по профилю<text:line-break/>оппонируемой диссертации </text:p>
            <text:p text:style-name="P9"><text:span text:style-name="T4">(Перечень ВАК</text:span><text:span text:style-name="T5"> </text:span><text:span text:style-name="T4">РФ, МБЦ (не менее 3-х публикаций за 5 лет)</text:span></text:p>
          </table:table-cell>
        </table:table-row>
        <table:table-row table:style-name="Table1.2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  <table:table-cell table:style-name="Table1.F2" office:value-type="string">
            <text:p text:style-name="P9">7</text:p>
          </table:table-cell>
        </table:table-row>
        <table:table-row table:style-name="Table1.3">
          <table:table-cell table:style-name="Table1.A2" office:value-type="string">
            <text:p text:style-name="P7"/>
            <text:p text:style-name="P6"/>
          </table:table-cell>
          <table:table-cell table:style-name="Table1.A2" office:value-type="string">
            <text:p text:style-name="P5"/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Standard">1.</text:p>
            <text:p text:style-name="Standard">2.</text:p>
            <text:p text:style-name="Standard">3.</text:p>
            <text:p text:style-name="Standard">4.</text:p>
            <text:p text:style-name="Standard">5.</text:p>
          </table:table-cell>
        </table:table-row>
      </table:table>
      <text:p text:style-name="Standard"/>
      <text:p text:style-name="Standard"><text:span text:style-name="T2">Согласен/Согласна на обработку персональных данных</text:span><text:bookmark text:name="_GoBack"/><text:span text:style-name="T2">.</text:span></text:p>
      <text:p text:style-name="P8"/>
      <text:p text:style-name="P8">Официальный оппонент <text:s text:c="67"/><text:tab/><text:tab/> <text:s text:c="3"/>ФИО<text:tab/> <text:s text:c="49"/>Подпись <text:s/></text:p>
      <text:p text:style-name="P10">Дата - до принятия диссертации к защите</text:p>
      <text:p text:style-name="P10"/>
      <text:p text:style-name="P8">Подпись <text:s/>_________ удостоверяю.</text:p>
      <text:p text:style-name="P8">_______________________ <text:s text:c="80"/>ФИО <text:s text:c="57"/>Подпись </text:p>
      <text:p text:style-name="Standard"><text:s/></text:p>
      <text:p text:style-name="Standard"><text:span text:style-name="T6">(сведения удостоверяет руководитель структурного подразделения, имеющий право подписи документов организации)</text:span><text:span text:style-name="T7"><text:tab/></text:span></text:p>
      <text:p text:style-name="P10">Печать организации (можно отдела кадров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Yu Gothic UI'" style:font-family-generic-asian="roma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5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2:54:00</meta:creation-date>
    <dc:date>2025-10-18T16:04:51.479082640</dc:date>
    <meta:print-date>2012-10-17T12:49:00</meta:print-date>
    <meta:editing-cycles>16</meta:editing-cycles>
    <meta:editing-duration>PT52M16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32" meta:word-count="118" meta:character-count="1225" meta:non-whitespace-character-count="867"/>
  </office:meta>
</office:document-meta>
</file>